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Droid Serif', Times, serif"/>
    <style:font-face style:name="OpenSymbol" svg:font-family="OpenSymbol"/>
    <style:font-face style:name="Tahoma1" svg:font-family="Tahoma"/>
    <style:font-face style:name="monospace" svg:font-family="monospace, monospace"/>
    <style:font-face style:name="Segoe UI" svg:font-family="'Segoe UI'" style:font-family-generic="swiss"/>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left"/>
    </style:style>
    <style:style style:name="Table1.A" style:family="table-column">
      <style:table-column-properties style:column-width="1.804cm"/>
    </style:style>
    <style:style style:name="Table1.B" style:family="table-column">
      <style:table-column-properties style:column-width="6.406cm"/>
    </style:style>
    <style:style style:name="Table1.C" style:family="table-column">
      <style:table-column-properties style:column-width="8.788cm"/>
    </style:style>
    <style:style style:name="Table1.A1" style:family="table-cell">
      <style:table-cell-properties style:vertical-align="middle" fo:padding="0.049cm" fo:border="none"/>
    </style:style>
    <style:style style:name="P1" style:family="paragraph" style:parent-style-name="Standard">
      <style:text-properties fo:font-weight="bold" style:font-weight-asian="bold" style:font-weight-complex="bold"/>
    </style:style>
    <style:style style:name="P2" style:family="paragraph" style:parent-style-name="Standard" style:list-style-name="L1">
      <style:text-properties fo:font-weight="bold" style:font-weight-asian="bold" style:font-weight-complex="bold"/>
    </style:style>
    <style:style style:name="P3" style:family="paragraph" style:parent-style-name="Standard" style:list-style-name="L1"/>
    <style:style style:name="P4" style:family="paragraph" style:parent-style-name="Standard">
      <style:text-properties style:text-position="0% 100%"/>
    </style:style>
    <style:style style:name="P5" style:family="paragraph" style:parent-style-name="Standard" style:list-style-name="L2">
      <style:text-properties style:text-position="0% 100%"/>
    </style:style>
    <style:style style:name="P6" style:family="paragraph" style:parent-style-name="Standard" style:list-style-name="L2">
      <style:text-properties style:text-position="0% 100%" fo:font-weight="bold" style:font-weight-asian="bold" style:font-weight-complex="bold"/>
    </style:style>
    <style:style style:name="P7" style:family="paragraph" style:parent-style-name="Standard" style:list-style-name="L3">
      <style:text-properties style:text-position="0% 100%"/>
    </style:style>
    <style:style style:name="P8" style:family="paragraph" style:parent-style-name="Standard" style:list-style-name="L2">
      <style:text-properties style:text-position="0% 100%" fo:font-weight="normal" style:font-weight-asian="normal" style:font-weight-complex="normal"/>
    </style:style>
    <style:style style:name="P9" style:family="paragraph" style:parent-style-name="Standard">
      <style:paragraph-properties fo:break-before="page"/>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finitions</text:h>
      <text:p text:style-name="Standard"/>
      <text:h text:style-name="Heading_20_2" text:outline-level="2">Representational State Transfer (REST)</text:h>
      <text:p text:style-name="Standard">an architectural style that defines a set of constraints and properties based on HTTP. Web Services that conform to the REST architectural style, or RESTful web services, provide interoperability between computer systems on the Internet. REST-compliant web services allow the requesting systems to access and manipulate textual representations of web resources by using a uniform and predefined set of stateless operations.</text:p>
      <text:p text:style-name="Standard"/>
      <text:p text:style-name="Standard">"Web resources" were first defined on the World Wide Web as documents or files identified by their URLs. However, today they have a much more generic and abstract definition that encompasses every thing or entity that can be identified, named, addressed, or handled, in any way whatsoever, on the web. In a RESTful web service, requests made to a resource's URI will elicit a response that may be in HTML, XML, JSON, or some other format. The response may confirm that some alteration has been made to the stored resource, and the response may provide hypertext links to other related resources or collections of resources. When HTTP is used, as is most common, the operations available are GET, POST, PUT, DELETE, and other predefined CRUD HTTP methods.</text:p>
      <text:p text:style-name="Standard"/>
      <text:p text:style-name="P1">GET</text:p>
      <text:p text:style-name="Standard">The GET method requests a representation of the specified resource. Requests using GET should only retrieve data and should have no other effect. (This is also true of some other HTTP methods.) The W3C has published guidance principles on this distinction, saying, "Web application design should be informed by the above principles, but also by the relevant limitations."[15] See safe methods below.</text:p>
      <text:p text:style-name="Standard"/>
      <text:p text:style-name="P1">HEAD</text:p>
      <text:p text:style-name="Standard">The HEAD method asks for a response identical to that of a GET request, but without the response body. This is useful for retrieving meta-information written in response headers, without having to transport the entire content.</text:p>
      <text:p text:style-name="Standard"/>
      <text:p text:style-name="P1">POST</text:p>
      <text:p text:style-name="Standard">The POST method requests that the server accept the entity enclosed in the request as a new subordinate of the web resource identified by the URI. The data POSTed might be, for example, an annotation for existing resources; a message for a bulletin board, newsgroup, mailing list, or comment thread; a block of data that is the result of submitting a web form to a data-handling process; or an item to add to a database.</text:p>
      <text:p text:style-name="Standard"/>
      <text:p text:style-name="P1">PUT</text:p>
      <text:p text:style-name="Standard">The PUT method requests that the enclosed entity be stored under the supplied URI. If the URI refers to an already existing resource, it is modified; if the URI does not point to an existing resource, then the server can create the resource with that URI.</text:p>
      <text:p text:style-name="Standard"/>
      <text:p text:style-name="P1">DELETE</text:p>
      <text:p text:style-name="Standard">The DELETE method deletes the specified resource.</text:p>
      <text:p text:style-name="Standard"/>
      <text:p text:style-name="P1">TRACE</text:p>
      <text:p text:style-name="Standard">The TRACE method echoes the received request so that a client can see what (if any) changes or additions have been made by intermediate servers.</text:p>
      <text:p text:style-name="Standard"/>
      <text:p text:style-name="P1"><text:soft-page-break/>OPTIONS</text:p>
      <text:p text:style-name="Standard">The OPTIONS method returns the HTTP methods that the server supports for the specified URL. This can be used to check the functionality of a web server by requesting '*' instead of a specific resource.</text:p>
      <text:p text:style-name="Standard"/>
      <text:p text:style-name="P1">CONNECT</text:p>
      <text:p text:style-name="Standard">The CONNECT method converts the request connection to a transparent TCP/IP tunnel, usually to facilitate SSL-encrypted communication (HTTPS) through an unencrypted HTTP proxy. See HTTP CONNECT tunneling.</text:p>
      <text:p text:style-name="Standard"/>
      <text:p text:style-name="P1">PATCH</text:p>
      <text:p text:style-name="Standard">The PATCH method applies partial modifications to a resource.</text:p>
      <text:p text:style-name="Standard">All general-purpose HTTP servers are required to implement at least the GET and HEAD methods, and all other methods are considered optional by the specification.</text:p>
      <text:p text:style-name="Standard"/>
      <text:p text:style-name="Standard">By using a stateless protocol and standard operations, REST systems aim for fast performance, reliability, and the ability to grow, by re-using components that can be managed and updated without affecting the system as a whole, even while it is running.</text:p>
      <text:p text:style-name="Standard"/>
      <text:p text:style-name="Standard">Six guiding constraints define a RESTful system. These constraints restrict the ways that the server may process and respond to client requests so that, by operating within these constraints, the service gains desirable non-functional properties, such as performance, scalability, simplicity, modifiability, visibility, portability, and reliability. If a service violates any of the required constraints, it cannot be considered RESTful.</text:p>
      <text:p text:style-name="Standard"/>
      <text:p text:style-name="P1">Client–server architecture</text:p>
      <text:p text:style-name="Standard">The principle behind the client–server constraints is the separation of concerns. Separating the user interface concerns from the data storage concerns improves the portability of the user interface across multiple platforms. It also improves scalability by simplifying the server components. Perhaps most significant to the Web, however, is that the separation allows the components to evolve independently, thus supporting the Internet-scale requirement of multiple organizational domains.</text:p>
      <text:p text:style-name="Standard"/>
      <text:p text:style-name="Standard"><text:span text:style-name="T1">Statelessness</text:span></text:p>
      <text:p text:style-name="Standard">The client–server communication is constrained by no client context being stored on the server between requests. Each request from any client contains all the information necessary to service the request, and session state is held in the client. The session state can be transferred by the server to another service such as a database to maintain a persistent state for a period and allow authentication. The client begins sending requests when it is ready to make the transition to a new state. While one or more requests are outstanding, the client is considered to be in transition. The representation of each application state contains links that may be used the next time the client chooses to initiate a new state-transition.</text:p>
      <text:p text:style-name="Standard"/>
      <text:p text:style-name="P1">Cacheability</text:p>
      <text:p text:style-name="Standard">As on the World Wide Web, clients and intermediaries can cache responses. Responses must therefore, implicitly or explicitly, define themselves as cacheable or not to prevent clients from getting stale or inappropriate data in response to further requests. Well-managed caching partially or completely eliminates some client–server interactions, further improving scalability and performance.</text:p>
      <text:p text:style-name="Standard"/>
      <text:p text:style-name="P1"/>
      <text:p text:style-name="P9"><text:span text:style-name="T1">Layered system</text:span></text:p>
      <text:p text:style-name="Standard">A client cannot ordinarily tell whether it is connected directly to the end server, or to an intermediary along the way. Intermediary servers may improve system scalability by enabling load balancing and by providing shared caches. They may also enforce security policies.</text:p>
      <text:p text:style-name="Standard"/>
      <text:p text:style-name="P1">Code on demand (optional)</text:p>
      <text:p text:style-name="Standard">Servers can temporarily extend or customize the functionality of a client by transferring executable code. Examples of this may include compiled components such as Java applets and client-side scripts such as JavaScript.</text:p>
      <text:p text:style-name="Standard"/>
      <text:p text:style-name="P1">Uniform interface</text:p>
      <text:p text:style-name="Standard">The uniform interface constraint is fundamental to the design of any REST service. It simplifies and decouples the architecture, which enables each part to evolve independently. The four constraints for this uniform interface are:</text:p>
      <text:p text:style-name="Standard"/>
      <text:list xml:id="list2050575235184317028" text:style-name="L1">
        <text:list-item>
          <text:p text:style-name="P2">Resource identification in requests</text:p>
          <text:p text:style-name="P3">Individual resources are identified in requests, for example using URIs in Web-based REST systems. The resources themselves are conceptually separate from the representations that are returned to the client. For example, the server may send data from its database as HTML, XML or JSON, none of which is the server's internal representation.</text:p>
          <text:p text:style-name="P3"/>
        </text:list-item>
        <text:list-item>
          <text:p text:style-name="P2">Resource manipulation through representations</text:p>
          <text:p text:style-name="P3">When a client holds a representation of a resource, including any metadata attached, it has enough information to modify or delete the resource.</text:p>
          <text:p text:style-name="P3"/>
        </text:list-item>
        <text:list-item>
          <text:p text:style-name="P2">Self-descriptive messages</text:p>
          <text:p text:style-name="P3">Each message includes enough information to describe how to process the message. For example, which parser to invoke may be specified by a media type.</text:p>
          <text:p text:style-name="P3"/>
        </text:list-item>
        <text:list-item>
          <text:p text:style-name="P2">Hypermedia as the engine of application state (HATEOAS)</text:p>
          <text:p text:style-name="P3">Having accessed an initial URI for the REST application—analogous to a human Web user accessing the home page of a website—a REST client should then be able to use server-provided links dynamically to discover all the available actions and resources it needs. As access proceeds, the server responds with text that includes hyperlinks to other actions that are currently available. There is no need for the client to be hard-coded with information regarding the structure or dynamics of the REST service.</text:p>
        </text:list-item>
      </text:list>
      <text:p text:style-name="Standard"/>
      <text:p text:style-name="Standard">Let's look at the key principles around the HTTP and URI standards, sticking to which will make your HTTP application a RESTful service-enabled application:</text:p>
      <text:p text:style-name="Standard"/>
      <text:list xml:id="list6269539655693298847" text:style-name="L2">
        <text:list-item>
          <text:p text:style-name="P6">Everything is a resource</text:p>
          <text:p text:style-name="P5">To understand this principle, one must conceive of the idea of representing data by a specific format and not by a physical file containing a bunch of bytes. Each piece of data available on the internet has a format that describes it, known as the content type; for example, JPEG images, MPEG videos, HTML, XML, text documents, and binary data are all resources with the following content types: image/jpeg, video/mpeg, text/html, text/xml, and application/octet-stream.</text:p>
          <text:p text:style-name="P5"/>
        </text:list-item>
        <text:list-item>
          <text:p text:style-name="P6">Each resource is identifiable by a unique identifier (URI)</text:p>
          <text:p text:style-name="P5">Since the internet contains so many different resources, they all should be accessible via URIs and should be identified uniquely. Furthermore, the URIs can be in a human-readable format, despite the fact that their consumers are more likely to be software programs rather <text:soft-page-break/>than ordinary humans.</text:p>
          <text:p text:style-name="P5">The media types served per each URI are rather easy to identify, with the assumption that the data format of an item is either JSON or XML, so we can easily map the media type of a self-described URL to one of the following:</text:p>
          <text:p text:style-name="P5"/>
        </text:list-item>
      </text:list>
      <text:list xml:id="list209413034285439672" text:style-name="L3">
        <text:list-item>
          <text:p text:style-name="P7">JSON or XML documents describing the items</text:p>
        </text:list-item>
        <text:list-item>
          <text:p text:style-name="P7">Images</text:p>
        </text:list-item>
        <text:list-item>
          <text:p text:style-name="P7">Videos</text:p>
        </text:list-item>
        <text:list-item>
          <text:p text:style-name="P7">Binary archive documents</text:p>
        </text:list-item>
      </text:list>
      <text:list xml:id="list20577091" text:continue-list="list6269539655693298847" text:style-name="L2">
        <text:list-header>
          <text:p text:style-name="P5"/>
          <text:p text:style-name="P5">Human-readable URIs keep data self-descriptive and ease further development against it. This helps you to keep the risk of logical errors in your programs to a minimum.</text:p>
          <text:p text:style-name="P5"/>
        </text:list-header>
        <text:list-item>
          <text:p text:style-name="P6">Resources are manipulated via standard HTTP methods</text:p>
          <text:p text:style-name="P8">a parallel with relative SQL databases where the native language for data manipulation is CRUD (short for Create, Read, Update, and Delete), originating from the different types of SQL statements, INSERT, SELECT, UPDATE, and DELETE, respectively. In the same manner, if you apply the REST principles correctly, the HTTP verbs should be used as shown here:</text:p>
          <text:p text:style-name="P6"/>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Table_20_Contents"><text:span text:style-name="Strong_20_Emphasis">HTTP verb</text:span></text:p>
          </table:table-cell>
          <table:table-cell table:style-name="Table1.A1" office:value-type="string">
            <text:p text:style-name="Table_20_Contents"><text:span text:style-name="Strong_20_Emphasis">Action</text:span></text:p>
          </table:table-cell>
          <table:table-cell table:style-name="Table1.A1" office:value-type="string">
            <text:p text:style-name="Table_20_Contents"><text:span text:style-name="Strong_20_Emphasis">HTTP response status code</text:span></text:p>
          </table:table-cell>
        </table:table-row>
        <table:table-row>
          <table:table-cell table:style-name="Table1.A1" office:value-type="string">
            <text:p text:style-name="Table_20_Contents"><text:span text:style-name="User_20_Entry">GET</text:span></text:p>
          </table:table-cell>
          <table:table-cell table:style-name="Table1.A1" office:value-type="string">
            <text:p text:style-name="Table_20_Contents">Retrieves an existing resource.</text:p>
          </table:table-cell>
          <table:table-cell table:style-name="Table1.A1" office:value-type="string">
            <text:p text:style-name="Table_20_Contents">200 OK if the resource exists, 404 Not Found if it does not exist, and 500 Internal Server Error for other errors.</text:p>
          </table:table-cell>
        </table:table-row>
        <table:table-row>
          <table:table-cell table:style-name="Table1.A1" office:value-type="string">
            <text:p text:style-name="Table_20_Contents"><text:span text:style-name="User_20_Entry">PUT</text:span></text:p>
          </table:table-cell>
          <table:table-cell table:style-name="Table1.A1" office:value-type="string">
            <text:p text:style-name="Table_20_Contents">Updates a resource. If the resource does not exist, the server can either decide to create it with the provided identifer or return the appropriate status code.</text:p>
          </table:table-cell>
          <table:table-cell table:style-name="Table1.A1" office:value-type="string">
            <text:p text:style-name="Table_20_Contents">200 OK if successfully updated, 201 Created if a new resource is created, 404 Not found if the resource to be updated does not exist, and 500 Internal Server Error for other unexpected errors.</text:p>
          </table:table-cell>
        </table:table-row>
        <table:table-row>
          <table:table-cell table:style-name="Table1.A1" office:value-type="string">
            <text:p text:style-name="Table_20_Contents"><text:span text:style-name="User_20_Entry">POST</text:span></text:p>
          </table:table-cell>
          <table:table-cell table:style-name="Table1.A1" office:value-type="string">
            <text:p text:style-name="Table_20_Contents">Creates a resource with an identifier generated at server side or updates a resource with an existing identifier provided from the client. If this verb is to be used only for creating but not for updating, return the appropriate status code.</text:p>
          </table:table-cell>
          <table:table-cell table:style-name="Table1.A1" office:value-type="string">
            <text:p text:style-name="Table_20_Contents">201 CREATED if a new resource is created, 200 OK if the resource has been updated successfully, 409 Conflict if the resource already exists and update is not allowed, 404 Not Found if the resource to be updated does not exist, and 500 Internal Server Error for other errors.</text:p>
          </table:table-cell>
        </table:table-row>
        <table:table-row>
          <table:table-cell table:style-name="Table1.A1" office:value-type="string">
            <text:p text:style-name="Table_20_Contents"><text:span text:style-name="User_20_Entry">DELETE</text:span></text:p>
          </table:table-cell>
          <table:table-cell table:style-name="Table1.A1" office:value-type="string">
            <text:p text:style-name="Table_20_Contents">Deletes a resource.</text:p>
          </table:table-cell>
          <table:table-cell table:style-name="Table1.A1" office:value-type="string">
            <text:p text:style-name="Table_20_Contents">200 OK or 204 No Content if the resource has been deleted successfully, 404 Not Found if the resource to be deleted does not exist, and 500 Internal Server Error for other errors.</text:p>
          </table:table-cell>
        </table:table-row>
      </table:table>
      <text:p text:style-name="Text_20_body"/>
      <text:p text:style-name="Text_20_body"><text:tab/>Note that a resource might be created by either the POST or PUT HTTP verbs, based on the <text:tab/>policy of an application. However, if a resource has to be created under a specific URI with <text:tab/>an identifier provided by the client, then PUT is the appropriate action.</text:p>
      <text:p text:style-name="P4"/>
      <text:p text:style-name="P4"/>
      <text:list xml:id="list20567837" text:continue-numbering="true" text:style-name="L2">
        <text:list-item>
          <text:p text:style-name="P5">Resources can have multiple representations</text:p>
        </text:list-item>
        <text:list-item>
          <text:p text:style-name="P5">Communicate with resources in a stateless manner</text:p>
        </text:list-item>
      </text:list>
      <text:p text:style-name="Standard"/>
      <text:h text:style-name="Heading_20_2" text:outline-level="2"><text:soft-page-break/>Simple Object Access Protocol (SOAP)</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Droid Serif', Times, serif"/>
    <style:font-face style:name="OpenSymbol" svg:font-family="OpenSymbol"/>
    <style:font-face style:name="Tahoma1" svg:font-family="Tahoma"/>
    <style:font-face style:name="monospace" svg:font-family="monospace, monospace"/>
    <style:font-face style:name="Segoe UI" svg:font-family="'Segoe UI'" style:font-family-generic="swiss"/>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User_20_Entry" style:display-name="User Entry"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11M36S</meta:editing-duration>
    <meta:editing-cycles>16</meta:editing-cycles>
    <meta:generator>OpenOffice/4.1.5$Win32 OpenOffice.org_project/415m1$Build-9789</meta:generator>
    <dc:date>2018-05-31T00:38:14.49</dc:date>
    <dc:creator>Tamas Varga</dc:creator>
    <meta:document-statistic meta:table-count="1" meta:image-count="0" meta:object-count="0" meta:page-count="5" meta:paragraph-count="77" meta:word-count="1805" meta:character-count="11364"/>
    <meta:user-defined meta:name="Info 1"/>
    <meta:user-defined meta:name="Info 2"/>
    <meta:user-defined meta:name="Info 3"/>
    <meta:user-defined meta:name="Info 4"/>
  </office:meta>
</office:document-meta>
</file>